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c3600" officeooo:paragraph-rsid="001c3600"/>
    </style:style>
    <style:style style:name="P2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1c3600" officeooo:paragraph-rsid="001c3600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298ba1" officeooo:paragraph-rsid="00298ba1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2c1e36" officeooo:paragraph-rsid="002c1e36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2e4bd8" officeooo:paragraph-rsid="002e4bd8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335aa2" officeooo:paragraph-rsid="00335aa2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367ff3" officeooo:paragraph-rsid="00367ff3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49d67a" officeooo:paragraph-rsid="00298ba1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49d67a" officeooo:paragraph-rsid="0049d67a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7db867" officeooo:paragraph-rsid="007db867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81bf2b" officeooo:paragraph-rsid="0081bf2b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font-size="11pt" style:text-underline-style="none" officeooo:rsid="001e4326" officeooo:paragraph-rsid="001e4326" style:font-size-asian="9.60000038146973pt" style:font-size-complex="11pt"/>
    </style:style>
    <style:style style:name="P13" style:family="paragraph" style:parent-style-name="Text_20_body">
      <style:paragraph-properties fo:text-align="start" style:justify-single-word="false"/>
      <style:text-properties fo:font-size="11pt" style:text-underline-style="none" officeooo:rsid="00298ba1" officeooo:paragraph-rsid="00298ba1" style:font-size-asian="9.60000038146973pt" style:font-size-complex="11pt"/>
    </style:style>
    <style:style style:name="P14" style:family="paragraph" style:parent-style-name="Text_20_body">
      <style:paragraph-properties fo:text-align="start" style:justify-single-word="false"/>
      <style:text-properties fo:font-size="11pt" style:text-underline-style="none" officeooo:rsid="002c1e36" officeooo:paragraph-rsid="002c1e36" style:font-size-asian="9.60000038146973pt" style:font-size-complex="11pt"/>
    </style:style>
    <style:style style:name="P15" style:family="paragraph" style:parent-style-name="Text_20_body">
      <style:paragraph-properties fo:text-align="start" style:justify-single-word="false"/>
      <style:text-properties fo:font-size="11pt" style:text-underline-style="none" officeooo:rsid="00335aa2" officeooo:paragraph-rsid="00335aa2" style:font-size-asian="9.60000038146973pt" style:font-size-complex="11pt"/>
    </style:style>
    <style:style style:name="P16" style:family="paragraph" style:parent-style-name="Text_20_body">
      <style:paragraph-properties fo:text-align="start" style:justify-single-word="false"/>
      <style:text-properties fo:font-size="11pt" style:text-underline-style="none" officeooo:rsid="00367ff3" officeooo:paragraph-rsid="00367ff3" style:font-size-asian="9.60000038146973pt" style:font-size-complex="11pt"/>
    </style:style>
    <style:style style:name="P17" style:family="paragraph" style:parent-style-name="Text_20_body">
      <style:paragraph-properties fo:text-align="start" style:justify-single-word="false"/>
      <style:text-properties fo:font-size="11pt" style:text-underline-style="none" officeooo:rsid="00367ff3" officeooo:paragraph-rsid="00373722" style:font-size-asian="9.60000038146973pt" style:font-size-complex="11pt"/>
    </style:style>
    <style:style style:name="P18" style:family="paragraph" style:parent-style-name="Text_20_body">
      <style:paragraph-properties fo:text-align="start" style:justify-single-word="false"/>
      <style:text-properties fo:font-size="11pt" style:text-underline-style="none" officeooo:rsid="00367ff3" officeooo:paragraph-rsid="00396220" style:font-size-asian="9.60000038146973pt" style:font-size-complex="11pt"/>
    </style:style>
    <style:style style:name="P19" style:family="paragraph" style:parent-style-name="Text_20_body">
      <style:paragraph-properties fo:text-align="start" style:justify-single-word="false"/>
      <style:text-properties fo:font-size="11pt" style:text-underline-style="none" officeooo:rsid="00367ff3" officeooo:paragraph-rsid="003c023c" style:font-size-asian="9.60000038146973pt" style:font-size-complex="11pt"/>
    </style:style>
    <style:style style:name="P20" style:family="paragraph" style:parent-style-name="Text_20_body">
      <style:paragraph-properties fo:text-align="start" style:justify-single-word="false"/>
      <style:text-properties fo:font-size="11pt" style:text-underline-style="none" officeooo:rsid="004d35bb" officeooo:paragraph-rsid="004d35bb" style:font-size-asian="9.60000038146973pt" style:font-size-complex="11pt"/>
    </style:style>
    <style:style style:name="P21" style:family="paragraph" style:parent-style-name="Text_20_body">
      <style:paragraph-properties fo:text-align="start" style:justify-single-word="false"/>
      <style:text-properties fo:font-size="11pt" style:text-underline-style="none" officeooo:rsid="002e4bd8" officeooo:paragraph-rsid="002e4bd8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fo:font-size="11pt" style:text-underline-style="none" officeooo:rsid="007db867" officeooo:paragraph-rsid="007db867" style:font-size-asian="11pt" style:font-size-complex="11pt"/>
    </style:style>
    <style:style style:name="P23" style:family="paragraph" style:parent-style-name="Text_20_body">
      <style:paragraph-properties fo:text-align="end" style:justify-single-word="false"/>
      <style:text-properties style:text-underline-style="none" officeooo:rsid="001c3600" officeooo:paragraph-rsid="001c3600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style:text-underline-style="none" officeooo:rsid="00367ff3" officeooo:paragraph-rsid="00741603" style:font-size-asian="9.60000038146973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1pt" style:text-underline-style="none" officeooo:rsid="00367ff3" officeooo:paragraph-rsid="003e6955" style:font-size-asian="9.60000038146973pt" style:font-size-complex="11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1pt" style:text-underline-style="none" officeooo:rsid="00367ff3" officeooo:paragraph-rsid="004148da" style:font-size-asian="9.60000038146973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style:text-underline-style="none" officeooo:rsid="00367ff3" officeooo:paragraph-rsid="0042f5ac" style:font-size-asian="9.60000038146973pt" style:font-size-complex="11pt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paragraph-rsid="004d35bb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paragraph-rsid="007db867"/>
    </style:style>
    <style:style style:name="P30" style:family="paragraph" style:parent-style-name="Text_20_body" style:list-style-name="L7">
      <style:paragraph-properties fo:text-align="start" style:justify-single-word="false"/>
      <style:text-properties officeooo:paragraph-rsid="002c1e36"/>
    </style:style>
    <style:style style:name="P31" style:family="paragraph" style:parent-style-name="Text_20_body" style:list-style-name="L1">
      <style:paragraph-properties fo:text-align="start" style:justify-single-word="false"/>
      <style:text-properties fo:font-size="11pt" style:text-underline-style="none" officeooo:rsid="00367ff3" officeooo:paragraph-rsid="00741603" style:font-size-asian="9.60000038146973pt" style:font-size-complex="11pt"/>
    </style:style>
    <style:style style:name="P32" style:family="paragraph" style:parent-style-name="Text_20_body" style:list-style-name="L1">
      <style:paragraph-properties fo:text-align="start" style:justify-single-word="false"/>
      <style:text-properties fo:font-size="11pt" style:text-underline-style="none" officeooo:rsid="00367ff3" officeooo:paragraph-rsid="003e6955" style:font-size-asian="9.60000038146973pt" style:font-size-complex="11pt"/>
    </style:style>
    <style:style style:name="P33" style:family="paragraph" style:parent-style-name="Text_20_body" style:list-style-name="L1">
      <style:paragraph-properties fo:text-align="start" style:justify-single-word="false"/>
      <style:text-properties fo:font-size="11pt" style:text-underline-style="none" officeooo:rsid="00367ff3" officeooo:paragraph-rsid="004148da" style:font-size-asian="9.60000038146973pt" style:font-size-complex="11pt"/>
    </style:style>
    <style:style style:name="P34" style:family="paragraph" style:parent-style-name="Text_20_body" style:list-style-name="L1">
      <style:paragraph-properties fo:text-align="start" style:justify-single-word="false"/>
      <style:text-properties fo:font-size="11pt" style:text-underline-style="none" officeooo:rsid="00367ff3" officeooo:paragraph-rsid="0042f5ac" style:font-size-asian="9.60000038146973pt" style:font-size-complex="11pt"/>
    </style:style>
    <style:style style:name="P35" style:family="paragraph" style:parent-style-name="Text_20_body" style:list-style-name="L2">
      <style:paragraph-properties fo:text-align="start" style:justify-single-word="false"/>
      <style:text-properties fo:font-size="11pt" style:text-underline-style="none" officeooo:rsid="007b6526" officeooo:paragraph-rsid="007b6526" style:font-size-asian="9.60000038146973pt" style:font-size-complex="11pt"/>
    </style:style>
    <style:style style:name="P36" style:family="paragraph" style:parent-style-name="Text_20_body">
      <style:paragraph-properties fo:text-align="start" style:justify-single-word="false"/>
      <style:text-properties fo:font-size="11pt" style:text-underline-style="none" officeooo:rsid="00298ba1" officeooo:paragraph-rsid="00298ba1" style:font-size-asian="9.60000038146973pt" style:font-size-complex="11pt"/>
    </style:style>
    <style:style style:name="P37" style:family="paragraph" style:parent-style-name="Text_20_body">
      <style:paragraph-properties fo:text-align="start" style:justify-single-word="false"/>
      <style:text-properties fo:font-size="11pt" style:text-underline-style="none" officeooo:rsid="00b64016" officeooo:paragraph-rsid="00b64016" style:font-size-asian="9.60000038146973pt" style:font-size-complex="11pt"/>
    </style:style>
    <style:style style:name="P38" style:family="paragraph" style:parent-style-name="Text_20_body" style:list-style-name="L5">
      <style:paragraph-properties fo:text-align="start" style:justify-single-word="false"/>
      <style:text-properties fo:font-size="11pt" style:text-underline-style="none" officeooo:rsid="00b99116" officeooo:paragraph-rsid="00b99116" style:font-size-asian="9.60000038146973pt" style:font-size-complex="11pt"/>
    </style:style>
    <style:style style:name="P39" style:family="paragraph" style:parent-style-name="Text_20_body" style:list-style-name="L5">
      <style:paragraph-properties fo:text-align="start" style:justify-single-word="false"/>
      <style:text-properties fo:font-size="11pt" style:text-underline-style="none" officeooo:rsid="00ba577b" officeooo:paragraph-rsid="00ba577b" style:font-size-asian="9.60000038146973pt" style:font-size-complex="11pt"/>
    </style:style>
    <style:style style:name="P40" style:family="paragraph" style:parent-style-name="Text_20_body" style:list-style-name="L5">
      <style:paragraph-properties fo:text-align="start" style:justify-single-word="false"/>
      <style:text-properties fo:font-size="11pt" style:text-underline-style="none" officeooo:rsid="00bd0006" officeooo:paragraph-rsid="00bd0006" style:font-size-asian="9.60000038146973pt" style:font-size-complex="11pt"/>
    </style:style>
    <style:style style:name="P41" style:family="paragraph" style:parent-style-name="Text_20_body" style:list-style-name="L5">
      <style:paragraph-properties fo:text-align="start" style:justify-single-word="false"/>
      <style:text-properties fo:font-size="11pt" style:text-underline-style="none" officeooo:rsid="00bd0006" officeooo:paragraph-rsid="00bde2c0" style:font-size-asian="9.60000038146973pt" style:font-size-complex="11pt"/>
    </style:style>
    <style:style style:name="P42" style:family="paragraph" style:parent-style-name="Text_20_body" style:list-style-name="L6">
      <style:paragraph-properties fo:text-align="start" style:justify-single-word="false"/>
      <style:text-properties fo:font-size="11pt" style:text-underline-style="none" officeooo:rsid="00c2c6e8" officeooo:paragraph-rsid="00c2c6e8" style:font-size-asian="9.60000038146973pt" style:font-size-complex="11pt"/>
    </style:style>
    <style:style style:name="P43" style:family="paragraph" style:parent-style-name="Text_20_body" style:list-style-name="L6">
      <style:paragraph-properties fo:text-align="start" style:justify-single-word="false"/>
      <style:text-properties fo:font-size="11pt" style:text-underline-style="none" officeooo:rsid="00c43880" officeooo:paragraph-rsid="00c43880" style:font-size-asian="9.60000038146973pt" style:font-size-complex="11pt"/>
    </style:style>
    <style:style style:name="P44" style:family="paragraph" style:parent-style-name="Text_20_body" style:list-style-name="L6">
      <style:paragraph-properties fo:text-align="start" style:justify-single-word="false"/>
      <style:text-properties fo:font-size="11pt" style:text-underline-style="none" officeooo:rsid="00c5ad4a" officeooo:paragraph-rsid="00c5ad4a" style:font-size-asian="9.60000038146973pt" style:font-size-complex="11pt"/>
    </style:style>
    <style:style style:name="P45" style:family="paragraph" style:parent-style-name="Text_20_body" style:list-style-name="L6">
      <style:paragraph-properties fo:text-align="start" style:justify-single-word="false"/>
      <style:text-properties fo:font-size="11pt" style:text-underline-style="none" officeooo:rsid="00c679b3" officeooo:paragraph-rsid="00c679b3" style:font-size-asian="9.60000038146973pt" style:font-size-complex="11pt"/>
    </style:style>
    <style:style style:name="P46" style:family="paragraph" style:parent-style-name="Text_20_body" style:list-style-name="L7">
      <style:paragraph-properties fo:text-align="start" style:justify-single-word="false"/>
      <style:text-properties fo:font-size="11pt" style:text-underline-style="none" officeooo:rsid="002c1e36" officeooo:paragraph-rsid="00cbe78f" style:font-size-asian="9.60000038146973pt" style:font-size-complex="11pt"/>
    </style:style>
    <style:style style:name="P47" style:family="paragraph" style:parent-style-name="Text_20_body" style:list-style-name="L5">
      <style:paragraph-properties fo:text-align="start" style:justify-single-word="false"/>
      <style:text-properties fo:font-size="11pt" style:text-underline-style="none" officeooo:rsid="00cf7b1a" officeooo:paragraph-rsid="00cf7b1a" style:font-size-asian="9.60000038146973pt" style:font-size-complex="11pt"/>
    </style:style>
    <style:style style:name="P48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87a906" officeooo:paragraph-rsid="0087a906" style:font-size-asian="11pt" style:font-size-complex="11pt"/>
    </style:style>
    <style:style style:name="P49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973772" officeooo:paragraph-rsid="00973772" style:font-size-asian="11pt" style:font-size-complex="11pt"/>
    </style:style>
    <style:style style:name="P50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9a7088" officeooo:paragraph-rsid="009a7088" style:font-size-asian="11pt" style:font-size-complex="11pt"/>
    </style:style>
    <style:style style:name="P51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a975a5" officeooo:paragraph-rsid="00a975a5" style:font-size-asian="11pt" style:font-size-complex="11pt"/>
    </style:style>
    <style:style style:name="P52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af6955" officeooo:paragraph-rsid="00af6955" style:font-size-asian="11pt" style:font-size-complex="11pt"/>
    </style:style>
    <style:style style:name="P53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94c59b" officeooo:paragraph-rsid="0094c59b" style:font-size-asian="11pt" style:font-size-complex="11pt"/>
    </style:style>
    <style:style style:name="P54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9540e1" officeooo:paragraph-rsid="009540e1" style:font-size-asian="11pt" style:font-size-complex="11pt"/>
    </style:style>
    <style:style style:name="P55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862636" officeooo:paragraph-rsid="00aff44b" style:font-size-asian="11pt" style:font-size-complex="11pt"/>
    </style:style>
    <style:style style:name="P56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b2669a" officeooo:paragraph-rsid="00c68bfd" style:font-size-asian="11pt" style:font-size-complex="11pt"/>
    </style:style>
    <style:style style:name="P57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b4fad9" officeooo:paragraph-rsid="00b4fad9" style:font-size-asian="11pt" style:font-size-complex="11pt"/>
    </style:style>
    <style:style style:name="P58" style:family="paragraph" style:parent-style-name="Text_20_body" style:list-style-name="L4">
      <style:paragraph-properties fo:text-align="start" style:justify-single-word="false"/>
      <style:text-properties fo:font-size="11pt" style:text-underline-style="none" officeooo:rsid="00c889d3" officeooo:paragraph-rsid="00c889d3" style:font-size-asian="11pt" style:font-size-complex="11pt"/>
    </style:style>
    <style:style style:name="P59" style:family="paragraph" style:parent-style-name="Text_20_body" style:list-style-name="L2">
      <style:paragraph-properties fo:text-align="start" style:justify-single-word="false"/>
      <style:text-properties style:text-underline-style="none" officeooo:rsid="00642e9f" officeooo:paragraph-rsid="00642e9f"/>
    </style:style>
    <style:style style:name="P60" style:family="paragraph" style:parent-style-name="Text_20_body" style:list-style-name="L2">
      <style:paragraph-properties fo:text-align="start" style:justify-single-word="false"/>
      <style:text-properties style:text-underline-style="none" officeooo:rsid="0071177e" officeooo:paragraph-rsid="0071177e"/>
    </style:style>
    <style:style style:name="P61" style:family="paragraph" style:parent-style-name="Text_20_body" style:list-style-name="L2">
      <style:paragraph-properties fo:text-align="start" style:justify-single-word="false"/>
      <style:text-properties style:text-underline-style="none" officeooo:rsid="005dd29e" officeooo:paragraph-rsid="005fda2c"/>
    </style:style>
    <style:style style:name="P62" style:family="paragraph" style:parent-style-name="Text_20_body" style:list-style-name="L2">
      <style:paragraph-properties fo:text-align="start" style:justify-single-word="false"/>
      <style:text-properties style:text-underline-style="none" officeooo:rsid="0057a233" officeooo:paragraph-rsid="0057a233"/>
    </style:style>
    <style:style style:name="P63" style:family="paragraph" style:parent-style-name="Text_20_body" style:list-style-name="L2">
      <style:paragraph-properties fo:text-align="start" style:justify-single-word="false"/>
      <style:text-properties style:text-underline-style="none" officeooo:rsid="0059beb6" officeooo:paragraph-rsid="0059beb6"/>
    </style:style>
    <style:style style:name="P64" style:family="paragraph" style:parent-style-name="Text_20_body" style:list-style-name="L2">
      <style:paragraph-properties fo:text-align="start" style:justify-single-word="false"/>
      <style:text-properties style:text-underline-style="solid" style:text-underline-width="auto" style:text-underline-color="font-color" officeooo:rsid="006ee478" officeooo:paragraph-rsid="006ee478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51aeba" officeooo:paragraph-rsid="005302e7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5033ee" officeooo:paragraph-rsid="005033ee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54e233" officeooo:paragraph-rsid="0054e233"/>
    </style:style>
    <style:style style:name="P68" style:family="paragraph" style:parent-style-name="Text_20_body" style:list-style-name="L3">
      <style:paragraph-properties fo:text-align="start" style:justify-single-word="false"/>
      <style:text-properties officeooo:rsid="008e96fe" officeooo:paragraph-rsid="008e96fe"/>
    </style:style>
    <style:style style:name="P69" style:family="paragraph" style:parent-style-name="Text_20_body" style:list-style-name="L3">
      <style:paragraph-properties fo:text-align="start" style:justify-single-word="false"/>
      <style:text-properties officeooo:rsid="00817562" officeooo:paragraph-rsid="00817562"/>
    </style:style>
    <style:style style:name="P70" style:family="paragraph" style:parent-style-name="Text_20_body" style:list-style-name="L3">
      <style:paragraph-properties fo:text-align="start" style:justify-single-word="false"/>
      <style:text-properties officeooo:rsid="0083ed96" officeooo:paragraph-rsid="0083ed96"/>
    </style:style>
    <style:style style:name="P71" style:family="paragraph" style:parent-style-name="Text_20_body" style:list-style-name="L3">
      <style:paragraph-properties fo:text-align="start" style:justify-single-word="false"/>
      <style:text-properties officeooo:rsid="0087a906" officeooo:paragraph-rsid="0087a906"/>
    </style:style>
    <style:style style:name="P72" style:family="paragraph" style:parent-style-name="Text_20_body" style:list-style-name="L3">
      <style:paragraph-properties fo:text-align="start" style:justify-single-word="false"/>
      <style:text-properties officeooo:rsid="00895bd2" officeooo:paragraph-rsid="00895bd2"/>
    </style:style>
    <style:style style:name="P73" style:family="paragraph" style:parent-style-name="Text_20_body" style:list-style-name="L3">
      <style:paragraph-properties fo:text-align="start" style:justify-single-word="false"/>
      <style:text-properties officeooo:rsid="008b130f" officeooo:paragraph-rsid="008b130f"/>
    </style:style>
    <style:style style:name="P74" style:family="paragraph" style:parent-style-name="Text_20_body" style:list-style-name="L3">
      <style:paragraph-properties fo:text-align="start" style:justify-single-word="false"/>
      <style:text-properties officeooo:rsid="00932528" officeooo:paragraph-rsid="00932528"/>
    </style:style>
    <style:style style:name="P75" style:family="paragraph" style:parent-style-name="Text_20_body" style:list-style-name="L3">
      <style:paragraph-properties fo:text-align="start" style:justify-single-word="false"/>
      <style:text-properties officeooo:rsid="00862636" officeooo:paragraph-rsid="00862636"/>
    </style:style>
    <style:style style:name="P76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817562" officeooo:paragraph-rsid="00817562" style:font-size-asian="14pt" style:font-size-complex="14pt"/>
    </style:style>
    <style:style style:name="P77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c165c6" officeooo:paragraph-rsid="00c165c6" style:font-size-asian="14pt" style:font-size-complex="14pt"/>
    </style:style>
    <style:style style:name="P7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1f27d8"/>
    </style:style>
    <style:style style:name="T2" style:family="text">
      <style:text-properties officeooo:rsid="003c5a7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1pt" style:text-underline-style="none" officeooo:rsid="002c1e36" style:font-size-asian="9.60000038146973pt" style:font-size-complex="11pt"/>
    </style:style>
    <style:style style:name="T6" style:family="text">
      <style:text-properties fo:font-size="11pt" style:text-underline-style="none" style:font-size-asian="11pt" style:font-size-complex="11pt"/>
    </style:style>
    <style:style style:name="T7" style:family="text">
      <style:text-properties fo:font-size="11pt" style:text-underline-style="none" officeooo:rsid="007f0efa" style:font-size-asian="11pt" style:font-size-complex="11pt"/>
    </style:style>
    <style:style style:name="T8" style:family="text">
      <style:text-properties fo:font-size="11pt" style:text-underline-style="none" officeooo:rsid="0083a863" style:font-size-asian="11pt" style:font-size-complex="11pt"/>
    </style:style>
    <style:style style:name="T9" style:family="text">
      <style:text-properties fo:font-size="11pt" style:text-underline-style="none" officeooo:rsid="008555fd" style:font-size-asian="11pt" style:font-size-complex="11pt"/>
    </style:style>
    <style:style style:name="T10" style:family="text">
      <style:text-properties fo:font-size="11pt" style:text-underline-style="none" officeooo:rsid="008a74dc" style:font-size-asian="11pt" style:font-size-complex="11pt"/>
    </style:style>
    <style:style style:name="T11" style:family="text">
      <style:text-properties fo:font-size="11pt" style:text-underline-style="none" officeooo:rsid="008bde11" style:font-size-asian="11pt" style:font-size-complex="11pt"/>
    </style:style>
    <style:style style:name="T12" style:family="text">
      <style:text-properties fo:font-size="11pt" style:text-underline-style="none" officeooo:rsid="008eedeb" style:font-size-asian="11pt" style:font-size-complex="11pt"/>
    </style:style>
    <style:style style:name="T13" style:family="text">
      <style:text-properties fo:font-size="11pt" style:text-underline-style="none" officeooo:rsid="0090d500" style:font-size-asian="11pt" style:font-size-complex="11pt"/>
    </style:style>
    <style:style style:name="T14" style:family="text">
      <style:text-properties fo:font-size="11pt" style:text-underline-style="none" officeooo:rsid="00943994" style:font-size-asian="11pt" style:font-size-complex="11pt"/>
    </style:style>
    <style:style style:name="T15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6" style:family="text">
      <style:text-properties fo:font-size="11pt" style:text-underline-style="none" fo:font-weight="bold" officeooo:rsid="008555fd" style:font-size-asian="11pt" style:font-weight-asian="bold" style:font-size-complex="11pt" style:font-weight-complex="bold"/>
    </style:style>
    <style:style style:name="T17" style:family="text">
      <style:text-properties fo:font-size="11pt" style:text-underline-style="none" fo:font-weight="bold" officeooo:rsid="007f0efa" style:font-size-asian="11pt" style:font-weight-asian="bold" style:font-size-complex="11pt" style:font-weight-complex="bold"/>
    </style:style>
    <style:style style:name="T18" style:family="text">
      <style:text-properties fo:font-size="11pt" style:text-underline-style="none" fo:font-weight="bold" officeooo:rsid="008a74dc" style:font-size-asian="11pt" style:font-weight-asian="bold" style:font-size-complex="11pt" style:font-weight-complex="bold"/>
    </style:style>
    <style:style style:name="T19" style:family="text">
      <style:text-properties fo:font-size="11pt" style:text-underline-style="solid" style:text-underline-width="auto" style:text-underline-color="font-color" style:font-size-asian="9.60000038146973pt" style:font-size-complex="11pt"/>
    </style:style>
    <style:style style:name="T20" style:family="text">
      <style:text-properties fo:font-size="11pt" style:text-underline-style="solid" style:text-underline-width="auto" style:text-underline-color="font-color" officeooo:rsid="004d35bb" style:font-size-asian="9.60000038146973pt" style:font-size-complex="11pt"/>
    </style:style>
    <style:style style:name="T21" style:family="text">
      <style:text-properties fo:font-size="11pt" style:text-underline-style="solid" style:text-underline-width="auto" style:text-underline-color="font-color" officeooo:rsid="004f2845" style:font-size-asian="9.60000038146973pt" style:font-size-complex="11pt"/>
    </style:style>
    <style:style style:name="T22" style:family="text">
      <style:text-properties fo:font-size="11pt" style:text-underline-style="solid" style:text-underline-width="auto" style:text-underline-color="font-color" officeooo:rsid="005001c1" style:font-size-asian="9.60000038146973pt" style:font-size-complex="11pt"/>
    </style:style>
    <style:style style:name="T23" style:family="text">
      <style:text-properties fo:font-size="11pt" style:text-underline-style="solid" style:text-underline-width="auto" style:text-underline-color="font-color" officeooo:rsid="00667ed1" style:font-size-asian="9.60000038146973pt" style:font-size-complex="11pt"/>
    </style:style>
    <style:style style:name="T24" style:family="text">
      <style:text-properties fo:font-size="11pt" style:text-underline-style="solid" style:text-underline-width="auto" style:text-underline-color="font-color" officeooo:rsid="0067e747" style:font-size-asian="9.60000038146973pt" style:font-size-complex="11pt"/>
    </style:style>
    <style:style style:name="T25" style:family="text">
      <style:text-properties fo:font-size="11pt" style:text-underline-style="solid" style:text-underline-width="auto" style:text-underline-color="font-color" officeooo:rsid="00693a70" style:font-size-asian="9.60000038146973pt" style:font-size-complex="11pt"/>
    </style:style>
    <style:style style:name="T26" style:family="text">
      <style:text-properties fo:font-size="11pt" style:text-underline-style="solid" style:text-underline-width="auto" style:text-underline-color="font-color" officeooo:rsid="006b2e88" style:font-size-asian="9.60000038146973pt" style:font-size-complex="11pt"/>
    </style:style>
    <style:style style:name="T27" style:family="text">
      <style:text-properties fo:font-size="11pt" style:text-underline-style="solid" style:text-underline-width="auto" style:text-underline-color="font-color" officeooo:rsid="006bc4fd" style:font-size-asian="9.60000038146973pt" style:font-size-complex="11pt"/>
    </style:style>
    <style:style style:name="T28" style:family="text">
      <style:text-properties fo:font-size="11pt" style:text-underline-style="solid" style:text-underline-width="auto" style:text-underline-color="font-color" officeooo:rsid="006c25e6" style:font-size-asian="9.60000038146973pt" style:font-size-complex="11pt"/>
    </style:style>
    <style:style style:name="T29" style:family="text">
      <style:text-properties fo:font-size="11pt" style:font-size-asian="9.60000038146973pt" style:font-size-complex="11pt"/>
    </style:style>
    <style:style style:name="T30" style:family="text">
      <style:text-properties fo:font-size="11pt" officeooo:rsid="00581079" style:font-size-asian="9.60000038146973pt" style:font-size-complex="11pt"/>
    </style:style>
    <style:style style:name="T31" style:family="text">
      <style:text-properties fo:font-size="11pt" officeooo:rsid="0059beb6" style:font-size-asian="9.60000038146973pt" style:font-size-complex="11pt"/>
    </style:style>
    <style:style style:name="T32" style:family="text">
      <style:text-properties fo:font-size="11pt" officeooo:rsid="005a24b3" style:font-size-asian="9.60000038146973pt" style:font-size-complex="11pt"/>
    </style:style>
    <style:style style:name="T33" style:family="text">
      <style:text-properties fo:font-size="11pt" officeooo:rsid="004d35bb" style:font-size-asian="9.60000038146973pt" style:font-size-complex="11pt"/>
    </style:style>
    <style:style style:name="T34" style:family="text">
      <style:text-properties fo:font-size="11pt" officeooo:rsid="005ec160" style:font-size-asian="9.60000038146973pt" style:font-size-complex="11pt"/>
    </style:style>
    <style:style style:name="T35" style:family="text">
      <style:text-properties fo:font-size="11pt" officeooo:rsid="005fda2c" style:font-size-asian="9.60000038146973pt" style:font-size-complex="11pt"/>
    </style:style>
    <style:style style:name="T36" style:family="text">
      <style:text-properties fo:font-size="11pt" officeooo:rsid="006ba522" style:font-size-asian="9.60000038146973pt" style:font-size-complex="11pt"/>
    </style:style>
    <style:style style:name="T37" style:family="text">
      <style:text-properties fo:font-size="11pt" officeooo:rsid="007140e4" style:font-size-asian="9.60000038146973pt" style:font-size-complex="11pt"/>
    </style:style>
    <style:style style:name="T38" style:family="text">
      <style:text-properties fo:font-size="11pt" officeooo:rsid="00724ba7" style:font-size-asian="9.60000038146973pt" style:font-size-complex="11pt"/>
    </style:style>
    <style:style style:name="T39" style:family="text">
      <style:text-properties fo:font-size="11pt" officeooo:rsid="007bbe56" style:font-size-asian="9.60000038146973pt" style:font-size-complex="11pt"/>
    </style:style>
    <style:style style:name="T40" style:family="text">
      <style:text-properties officeooo:rsid="00755ea6"/>
    </style:style>
    <style:style style:name="T41" style:family="text">
      <style:text-properties officeooo:rsid="007f0efa"/>
    </style:style>
    <style:style style:name="T42" style:family="text">
      <style:text-properties officeooo:rsid="009341fc"/>
    </style:style>
    <style:style style:name="T43" style:family="text">
      <style:text-properties officeooo:rsid="00989d79"/>
    </style:style>
    <style:style style:name="T44" style:family="text">
      <style:text-properties officeooo:rsid="009a7088"/>
    </style:style>
    <style:style style:name="T45" style:family="text">
      <style:text-properties officeooo:rsid="009b5fa3"/>
    </style:style>
    <style:style style:name="T46" style:family="text">
      <style:text-properties officeooo:rsid="009cf286"/>
    </style:style>
    <style:style style:name="T47" style:family="text">
      <style:text-properties officeooo:rsid="00a27052"/>
    </style:style>
    <style:style style:name="T48" style:family="text">
      <style:text-properties officeooo:rsid="00b03198"/>
    </style:style>
    <style:style style:name="T49" style:family="text">
      <style:text-properties officeooo:rsid="00b81ca1"/>
    </style:style>
    <style:style style:name="T50" style:family="text">
      <style:text-properties officeooo:rsid="00bde2c0"/>
    </style:style>
    <style:style style:name="T51" style:family="text">
      <style:text-properties officeooo:rsid="00bf2862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c68bfd" style:font-weight-asian="bold" style:font-weight-complex="bold"/>
    </style:style>
    <style:style style:name="T54" style:family="text">
      <style:text-properties officeooo:rsid="00c68bfd"/>
    </style:style>
    <style:style style:name="T55" style:family="text">
      <style:text-properties officeooo:rsid="00ca3f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1">Project 2: BitTorrent Client Implementation</text:h>
      <text:p text:style-name="P23">Submitted By</text:p>
      <text:p text:style-name="P1">Rahul Pasunuri</text:p>
      <text:p text:style-name="P1"><text:a xlink:type="simple" xlink:href="mailto:rahupasu@silo.soic.indiana.edu">rahupasu@silo.soic.indiana.edu</text:a></text:p>
      <text:p text:style-name="P2">Introduction:</text:p>
      <text:p text:style-name="P12">In this project, we developed a file transfer mechanism, in which multiple leechers can download from mutliple seeders. <text:span text:style-name="T1">We followed Bittorrent protocol, wherever required. This is aceived using socket programming in C++ in Linux platform, and the parallelism is achieved using C++11 threads. Our implementation enables a seeder to upload data to multiple leechers, and a leecher to download contents from multiple seeders. <text:s/>We used TCP as the underlying protocol.</text:span></text:p>
      <text:p text:style-name="P7">Rules for <text:span text:style-name="T40">building the project</text:span>: </text:p>
      <text:p text:style-name="P16">There is a 'makefile' written in the project's main folder. Open a comman prompt, 'cd' to the project's main folder, and then execute 'make' command. This command creates the object files and the executables in the "object/" and "bin/" directories respectively. <text:s/></text:p>
      <text:p text:style-name="P16"/>
      <text:p text:style-name="P7">Usage: </text:p>
      <text:p text:style-name="P16">executable.ou<text:span text:style-name="T2">t<text:tab/></text:span>[OPTIONS] <text:tab/>torrent-fileName </text:p>
      <text:p text:style-name="P16"><text:s text:c="11"/>-h </text:p>
      <text:p text:style-name="P16"><text:s text:c="14"/>Print this help screen </text:p>
      <text:p text:style-name="P16"><text:s text:c="14"/></text:p>
      <text:p text:style-name="P16"><text:s text:c="11"/>-b [ip] </text:p>
      <text:p text:style-name="P16"><text:s text:c="11"/><text:tab/> <text:s/>Bind to this "ip" for incoming connections, Default IP is "127.0.0.1". </text:p>
      <text:p text:style-name="P19"><text:s text:c="14"/>Ports are selected automatically (in the range 6667 and 6699). This argument is only for Seeder. </text:p>
      <text:p text:style-name="P19"><text:s text:c="14"/></text:p>
      <text:p text:style-name="P16"><text:s text:c="11"/>-s [save_directory_name] </text:p>
      <text:p text:style-name="P17"><text:s text:c="14"/>Save the torrent in the specified directory. This is only used for the leechers. Makes no sense for <text:tab/>seeders. <text:s text:c="13"/></text:p>
      <text:p text:style-name="P17"/>
      <text:p text:style-name="P16"><text:s text:c="11"/>-l [log_file] </text:p>
      <text:p text:style-name="P16"><text:s text:c="14"/>Save logs to log_file (dflt: bt-client.log) </text:p>
      <text:p text:style-name="P16"><text:s text:c="14"/></text:p>
      <text:p text:style-name="P16"><text:soft-page-break/><text:s text:c="11"/>-p ip:port </text:p>
      <text:p text:style-name="P16"><text:s text:c="14"/>Instead of contacting the tracker for a peer list, </text:p>
      <text:p text:style-name="P16"><text:s text:c="14"/>use this peer instead, ip:port (ip or hostname) (include multiple -p for more than 1 peer) <text:s text:c="27"/></text:p>
      <text:p text:style-name="P16"><text:s text:c="11"/>-v </text:p>
      <text:p text:style-name="P16"><text:s text:c="14"/>Print additional verbose info <text:s text:c="13"/></text:p>
      <text:p text:style-name="P16"><text:s text:c="11"/>-f </text:p>
      <text:p text:style-name="P18"><text:s text:c="14"/>If the option is provided then the program will be launched as a Seeder, else it instantiates a leecher. <text:tab/>This argument is used to differentiate between Seeder and Leecher </text:p>
      <text:p text:style-name="P18"><text:s text:c="27"/></text:p>
      <text:p text:style-name="P16"><text:span text:style-name="T4">Examples:</text:span> </text:p>
      <text:p text:style-name="P16">(For the below commands to work, the command prompt must 'cd' to the project's main folder) </text:p>
      <text:list xml:id="list1142829549597131226" text:style-name="L1">
        <text:list-item>
          <text:p text:style-name="P31">/bin/executable.out -v –f –b localhost download.mp3.torrent </text:p>
          <text:p text:style-name="P31">This binds the server (also a seeder) to the local IP address and uploads the download.mp3 file to the connected leechers. Port number is selected automatically. Re-run the same program to create multiple instances of seeders. </text:p>
        </text:list-item>
        <text:list-item>
          <text:p text:style-name="P24">./bin/executable.out -h </text:p>
          <text:p text:style-name="P24">This prints the help screen. </text:p>
          <text:p text:style-name="P25"/>
        </text:list-item>
        <text:list-item>
          <text:p text:style-name="P25">./bin/executable.out -p 127.0.0.1:6668 -v download.mp3.torrent </text:p>
          <text:p text:style-name="P32">This initializes the leecher that connects to a seeder listening on 127.0.0.1 and port no: 6668. </text:p>
        </text:list-item>
        <text:list-item>
          <text:p text:style-name="P26">./bin/executable.out -p 127.0.0.1:6668 –p 1, 27.0.0.1:6669 -v download.mp3.torrent </text:p>
          <text:p text:style-name="P33">This initializes a leecher having a seeder list(IP:Port combinations after every -p) and establishes connections to them for downloading the torrent. <text:s/></text:p>
        </text:list-item>
        <text:list-item>
          <text:p text:style-name="P27">./bin/executable.out -p 127.0.0.1:6668 –p 127.0.0.1:6669 –v –s &lt;PATH&gt; download.mp3.torrent </text:p>
          <text:p text:style-name="P34">Using the -s option we address the program to save the downloaded file in the PATH provided. Note here that, two Seeders were specified using two '-p' options. </text:p>
          <text:p text:style-name="P34"/>
        </text:list-item>
      </text:list>
      <text:p text:style-name="P6">Description of Project Folders: </text:p>
      <text:p text:style-name="P15">1) All the header files are placed in the 'include/' folder. </text:p>
      <text:p text:style-name="P15">2) All the .cpp files are placed in the 'source/' folder. </text:p>
      <text:p text:style-name="P15">3) The generated object files will be placed in the 'object/' folder. </text:p>
      <text:p text:style-name="P15">4) The generated executable files will be placed in the 'bin/' folder.</text:p>
      <text:p text:style-name="P15"/>
      <text:p text:style-name="P8"/>
      <text:p text:style-name="P3"><text:soft-page-break/>Description of the MakeFile: </text:p>
      <text:p text:style-name="P13">Make File has two main functionalities. </text:p>
      <text:p text:style-name="P13">1. <text:span text:style-name="T3">all: </text:span></text:p>
      <text:p text:style-name="P13">This can be invoked by command “make all” or by simply using “make”. This compiles all the </text:p>
      <text:p text:style-name="P13">source files and creates the object files. It then links all the object files to create an executable. </text:p>
      <text:p text:style-name="P13">Note that, the object files and the executables are generated in the appropriate folders as </text:p>
      <text:p text:style-name="P13">mentioned above. </text:p>
      <text:p text:style-name="P13">2. <text:span text:style-name="T3">clear: </text:span></text:p>
      <text:p text:style-name="P13">This can be invoked by command “make clear”. This deletes all the object files, and the </text:p>
      <text:p text:style-name="P13">executable files present in the project.</text:p>
      <text:p text:style-name="P13"/>
      <text:p text:style-name="P9">Description of files:</text:p>
      <text:list xml:id="list9209155715942304850" text:style-name="L2">
        <text:list-item>
          <text:p text:style-name="P28"><text:span text:style-name="T23">HelperClass.h </text:span><text:span text:style-name="T24">&amp;</text:span><text:span text:style-name="T23"> </text:span><text:span text:style-name="T20">HelperClass.</text:span><text:span text:style-name="T21">cpp</text:span><text:span text:style-name="T20">:</text:span></text:p>
          <text:p text:style-name="P59"><text:span text:style-name="T33">T</text:span><text:span text:style-name="T29">his class contains some common functionalities, which will be used by all other classes. </text:span><text:span text:style-name="T36">This file also has many constants, which will be used by other classes.</text:span></text:p>
        </text:list-item>
        <text:list-item>
          <text:p text:style-name="P64"><text:span text:style-name="T36">b</text:span><text:span text:style-name="T29">t_lib.h:</text:span></text:p>
          <text:p text:style-name="P60"><text:span text:style-name="T29">This file has some contants used by the BitTorrent protocol, and also has some structs which will be used as place holders of information </text:span><text:span text:style-name="T37">like Bencoding </text:span><text:span text:style-name="T38">results, e.t.c</text:span><text:span text:style-name="T37">.</text:span></text:p>
        </text:list-item>
        <text:list-item>
          <text:p text:style-name="P28"><text:span text:style-name="T25">FileObject.h &amp; </text:span><text:span text:style-name="T20">FileObject.</text:span><text:span text:style-name="T22">cpp</text:span><text:span text:style-name="T20">:</text:span></text:p>
          <text:p text:style-name="P61"><text:span text:style-name="T33">T</text:span><text:span text:style-name="T29">his class contains functionalities which will be used to handle file</text:span><text:span text:style-name="T34">s, </text:span><text:span text:style-name="T35">like reading and writing blocks in a given piece, and creating an empty file, which is used a holder for saving pieces.</text:span><text:span text:style-name="T29"> </text:span></text:p>
        </text:list-item>
        <text:list-item>
          <text:p text:style-name="P65"><text:span text:style-name="T26">Bencode.h &amp; </text:span><text:span text:style-name="T19">Bencode.cpp:</text:span></text:p>
          <text:p text:style-name="P62"><text:span text:style-name="T29">This </text:span><text:span text:style-name="T31">class </text:span><text:span text:style-name="T29"><text:s/>contains the code to parse the torrent file which is saved in Bencoding format. </text:span><text:span text:style-name="T30">This class has functionalities which can save the parsed information into appropriate structures, which can be used by the peers.</text:span></text:p>
        </text:list-item>
        <text:list-item>
          <text:p text:style-name="P66"><text:span text:style-name="T27">Peer.h &amp; </text:span><text:span text:style-name="T20">P</text:span><text:span text:style-name="T19">eer.cpp:</text:span></text:p>
          <text:p text:style-name="P63"><text:span text:style-name="T29">This class </text:span><text:span text:style-name="T32">contains functionalities requried by both seeders and leechers. </text:span><text:span text:style-name="T39">Detailed functionalities of a Peer are discussed in the later sections.</text:span></text:p>
        </text:list-item>
        <text:list-item>
          <text:p text:style-name="P67"><text:span text:style-name="T28">bt_setup.h &amp; </text:span><text:span text:style-name="T19">bt_setup.cpp:</text:span></text:p>
          <text:p text:style-name="P35">This is the stariting point for the execution, as this has the “main” method. It parses command-line arguments and fills the information into appropriate structures and sends it to Peers.</text:p>
        </text:list-item>
      </text:list>
      <text:p text:style-name="P20"/>
      <text:p text:style-name="P20"><text:soft-page-break/></text:p>
      <text:p text:style-name="P10">Functionalities of a <text:span text:style-name="T41">Seeder</text:span>:</text:p>
      <text:list xml:id="list6701031898267152715" text:style-name="L3">
        <text:list-item>
          <text:p text:style-name="P29"><text:span text:style-name="T7">A seeder can handle requests from multiple leechers. But, at a time, a seeder cannot handle connections from more than a </text:span><text:span text:style-name="T17">MAX_CONNECTIONS</text:span><text:span text:style-name="T7"> limit.</text:span></text:p>
        </text:list-item>
        <text:list-item>
          <text:p text:style-name="P68"><text:span text:style-name="T7">A </text:span><text:span text:style-name="T6">seeder always tries to bind to the ports in the ran</text:span><text:span text:style-name="T12">g</text:span><text:span text:style-name="T6">e 6667 – 6699. </text:span><text:span text:style-name="T13">If no port in that range is available, then the seeder terminates.</text:span></text:p>
        </text:list-item>
        <text:list-item>
          <text:p text:style-name="P69"><text:span text:style-name="T7">A </text:span><text:span text:style-name="T6">seeder deals with each leecher in a </text:span><text:span text:style-name="T15">different thread</text:span><text:span text:style-name="T6">, </text:span><text:span text:style-name="T8">and in each thread, a seeder does a blocking read().</text:span></text:p>
        </text:list-item>
        <text:list-item>
          <text:p text:style-name="P70"><text:span text:style-name="T8">O</text:span><text:span text:style-name="T6">nce, the hand-shake is done, between it and the leecher, the seeder, goes in an while loop, waiting for requests, and answering them back with a message containing the request block. </text:span><text:span text:style-name="T9">The seeder stops listening for requests, when it receives a </text:span><text:span text:style-name="T16">BT_CANCEL</text:span><text:span text:style-name="T9"> message, or when some </text:span><text:span text:style-name="T16">exception</text:span><text:span text:style-name="T9"> occurs in the conversation between seeder and the leecher. The seeder then closes the current connection with this leecher.</text:span></text:p>
        </text:list-item>
        <text:list-item>
          <text:p text:style-name="P71"><text:span text:style-name="T9">S</text:span><text:span text:style-name="T6">eeder unchokes the connected leechers after the hand-shake, using the </text:span><text:span text:style-name="T15">BT_UNCHOKE</text:span><text:span text:style-name="T6"> message.</text:span></text:p>
        </text:list-item>
        <text:list-item>
          <text:p text:style-name="P72"><text:span text:style-name="T6">Seeder sends all unchoked leechers a bit-field message, which contains the list of pieces it has, for the given torrent file. </text:span><text:span text:style-name="T10">This is done using a </text:span><text:span text:style-name="T18">BT_BITFIELD</text:span><text:span text:style-name="T10"> message.</text:span></text:p>
        </text:list-item>
        <text:list-item>
          <text:p text:style-name="P73"><text:span text:style-name="T10">I</text:span><text:span text:style-name="T6">t also reads the bit-field message sent by the leecher, to know the list of pieces, the leecher has.</text:span></text:p>
        </text:list-item>
        <text:list-item>
          <text:p text:style-name="P74"><text:span text:style-name="T6">A seeder updates it</text:span><text:span text:style-name="T14">'s</text:span><text:span text:style-name="T6"> “uploaded amount”, every time it sends a requested block.</text:span></text:p>
        </text:list-item>
        <text:list-item>
          <text:p text:style-name="P75"><text:span text:style-name="T6">Seeder</text:span><text:span text:style-name="T11">s</text:span><text:span text:style-name="T6"> write appropriate log messages whenever necessary.</text:span></text:p>
        </text:list-item>
      </text:list>
      <text:p text:style-name="P22"/>
      <text:p text:style-name="P11">Functionalities of a Leecher:</text:p>
      <text:list xml:id="list9015619904949307903" text:style-name="L4">
        <text:list-item>
          <text:p text:style-name="P48">Leecher <text:span text:style-name="T42">connects to all the seeders from the list provided in the command line arguments.</text:span></text:p>
        </text:list-item>
        <text:list-item>
          <text:p text:style-name="P49">A leecher requests pieces in a random order. <text:span text:style-name="T43">It only requests those pieces, which are not already available and which are not being obtained currently from other seeders.</text:span></text:p>
        </text:list-item>
        <text:list-item>
          <text:p text:style-name="P50">A leecher requests each piece, in <text:span text:style-name="T45">small sizes</text:span> “blocks”. <text:s/><text:span text:style-name="T47">These blocks will be called in a sequential manner</text:span>. <text:span text:style-name="T46">After, all the blocks of a piece are received, then the leecher compares the hash of the piece with the one present in the torrent file. This is done as a integrity check for the piece. The piece is discarded if it is corrupted (.i.e., if the hashes don't match). Appropriate measures have been taken <text:s/>that the piece will be requested again (not necessarily by the current seeder).</text:span></text:p>
        </text:list-item>
        <text:list-item>
          <text:p text:style-name="P51">A leecher is an choked state, and will not be able to do any requests, till it is unchoked by the seeder. </text:p>
        </text:list-item>
        <text:list-item>
          <text:p text:style-name="P52">A leecher sends the bit-field message, which will contain the list of pieces it has.</text:p>
        </text:list-item>
        <text:list-item>
          <text:p text:style-name="P56">A leecher sends a <text:span text:style-name="T52">BT_REQUEST </text:span>message to request a block in a piece it is interested in getting, and waits for the piece <text:span text:style-name="T54">with the type </text:span><text:span text:style-name="T53">BT_PIECE</text:span><text:span text:style-name="T54"> </text:span>from the seeder.</text:p>
        </text:list-item>
        <text:list-item>
          <text:p text:style-name="P58">Whenever, a leecher receives an entire piece, it sends a <text:span text:style-name="T52">BT_HAVE</text:span> message to all the peers connected to <text:soft-page-break/>it, <text:span text:style-name="T55">informing them that it has the piece now.</text:span></text:p>
        </text:list-item>
        <text:list-item>
          <text:p text:style-name="P57">The received piece is saved in the file at appropriate location.</text:p>
        </text:list-item>
        <text:list-item>
          <text:p text:style-name="P53">A leecher updates the percentage of the file downloaded, every time, it receives a<text:span text:style-name="T44">n</text:span> un-corrupted piece.</text:p>
        </text:list-item>
        <text:list-item>
          <text:p text:style-name="P55"><text:span text:style-name="T48">Leechers</text:span> write appropriate log messages whenever necessary.</text:p>
          <text:p text:style-name="P54"/>
        </text:list-item>
      </text:list>
      <text:p text:style-name="P76">Details of Logging information:</text:p>
      <text:p text:style-name="P37">Each log entry is associated with a time-stamp in milli-seconds. <text:span text:style-name="T49">It also has the information of the connected peer, whenever necessary. Each log entry is also associated with a log type. The log types we used are:</text:span></text:p>
      <text:list xml:id="list4192243107114350304" text:style-name="L5">
        <text:list-item>
          <text:p text:style-name="P38"><text:tab/>HANDSHAKE_INIT</text:p>
          <text:list>
            <text:list-item>
              <text:list>
                <text:list-header>
                  <text:p text:style-name="P38">This signifies the initiation of hand-shake with a peer.</text:p>
                </text:list-header>
              </text:list>
            </text:list-item>
          </text:list>
        </text:list-item>
        <text:list-item>
          <text:p text:style-name="P38"><text:tab/>HANDSHAKE_SUCCESS</text:p>
          <text:list>
            <text:list-item>
              <text:list>
                <text:list-header>
                  <text:p text:style-name="P39">This signifies the success of hand-shake with a peer.</text:p>
                </text:list-header>
              </text:list>
            </text:list-item>
          </text:list>
        </text:list-item>
        <text:list-item>
          <text:p text:style-name="P38"><text:tab/>MESSAGE_REQUEST_FROM</text:p>
          <text:list>
            <text:list-item>
              <text:list>
                <text:list-header>
                  <text:p text:style-name="P40">This type is <text:span text:style-name="T51">used to indicate a message request from a peer.</text:span></text:p>
                </text:list-header>
              </text:list>
            </text:list-item>
          </text:list>
        </text:list-item>
        <text:list-item>
          <text:p text:style-name="P38"><text:tab/>MESSAGE_PIECE_TO</text:p>
          <text:list>
            <text:list-item>
              <text:list>
                <text:list-header>
                  <text:p text:style-name="P47">This type is used to indicate a piece message sent to a leecher.</text:p>
                </text:list-header>
              </text:list>
            </text:list-item>
          </text:list>
        </text:list-item>
        <text:list-item>
          <text:p text:style-name="P38"><text:tab/>MISC<text:tab/></text:p>
          <text:list>
            <text:list-item>
              <text:list>
                <text:list-header>
                  <text:p text:style-name="P41">This log type is used for all other messages. Here, MISC stands for <text:span text:style-name="T50">miscellaneous</text:span>.</text:p>
                </text:list-header>
              </text:list>
            </text:list-item>
          </text:list>
        </text:list-item>
      </text:list>
      <text:p text:style-name="P13"/>
      <text:p text:style-name="P77">Extra functionalities implemented:</text:p>
      <text:list xml:id="list3925958063902039763" text:style-name="L6">
        <text:list-item>
          <text:p text:style-name="P42">“control+c” event is handled, and it releases all resources on that event, and terminates the application gracefully.</text:p>
        </text:list-item>
        <text:list-item>
          <text:p text:style-name="P43">Mutexes are used to write thread-safe code.</text:p>
        </text:list-item>
        <text:list-item>
          <text:p text:style-name="P44">Exceptions are thrown and caught at all required places.</text:p>
        </text:list-item>
        <text:list-item>
          <text:p text:style-name="P45">Seeder failures and leecher failures are handled.</text:p>
          <text:p text:style-name="P45"/>
        </text:list-item>
      </text:list>
      <text:p text:style-name="P5">Limitations of the Project: </text:p>
      <text:p text:style-name="P21">1) Works only for IPv4 addresses. </text:p>
      <text:p text:style-name="P21">2) The project developed doesn’t have the functionality to connect to trackers. Hence the peer list must be manually given to the program using –p option when instantiating a leecher.</text:p>
      <text:p text:style-name="P21"/>
      <text:p text:style-name="P4"><text:soft-page-break/>References: </text:p>
      <text:list xml:id="list7448469414679373603" text:style-name="L7">
        <text:list-item>
          <text:p text:style-name="P30"><text:span text:style-name="T5">A Simple BitTorrent "bencode" Decoder (in python), http://effbot.org/zone/bencode.htm </text:span></text:p>
        </text:list-item>
        <text:list-item>
          <text:p text:style-name="P46">Bencode, http://en.wikipedia.org/wiki/Bencode#section_1for </text:p>
        </text:list-item>
        <text:list-item>
          <text:p text:style-name="P46">Regular expressions using Regex.h, <text:a xlink:type="simple" xlink:href="http://www.codeproject.com/Questions/275223/Regular-expressions-using-regex-h">http://www.codeproject.com/Questions/275223/Regular-expressions-using-regex-h</text:a></text:p>
        </text:list-item>
        <text:list-item>
          <text:p text:style-name="P46">Using Valgrind to Find Memory Leaks and Invalid Memory Use, http://www.cprogramming.com/debugging/valgrind.html </text:p>
        </text:list-item>
        <text:list-item>
          <text:p text:style-name="P46">Threads and Shared Variables in C++11, http://channel9.msdn.com/Events/GoingNative/GoingNative-2012/Threads-and-Shared-Variables-in-C-11</text:p>
        </text:list-item>
      </text:list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</meta:initial-creator>
    <meta:creation-date>2014-10-18T15:33:49.091852669</meta:creation-date>
    <meta:generator>LibreOffice/4.2.6.3$Linux_X86_64 LibreOffice_project/420m0$Build-3</meta:generator>
    <dc:date>2014-10-19T21:32:26.236377810</dc:date>
    <dc:creator>rahul </dc:creator>
    <meta:editing-duration>PT1H45M40S</meta:editing-duration>
    <meta:editing-cycles>180</meta:editing-cycles>
    <meta:document-statistic meta:table-count="0" meta:image-count="0" meta:object-count="0" meta:page-count="6" meta:paragraph-count="118" meta:word-count="1484" meta:character-count="9738" meta:non-whitespace-character-count="8016"/>
  </office:meta>
</office:document-meta>
</file>